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0.936cm" fo:min-width="6.727cm"/>
    </style:style>
    <style:style style:name="gr2" style:family="graphic" style:parent-style-name="standard">
      <style:graphic-properties draw:stroke="none" svg:stroke-color="#000000" draw:fill="none" draw:fill-color="#ffffff" fo:min-height="1.579cm"/>
      <style:paragraph-properties style:writing-mode="lr-tb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0.091cm" fo:min-width="0cm"/>
    </style:style>
    <style:style style:name="gr4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0.588cm" fo:min-width="1.427cm"/>
    </style:style>
    <style:style style:name="gr6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1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214cm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27cm" svg:height="1.186cm" svg:x="1.481cm" svg:y="2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969cm" svg:height="1.829cm" svg:x="1.329cm" svg:y="2.136cm">
          <draw:text-box>
            <text:p><text:span text:style-name="T1">make_withdraw: ...</text:span></text:p>
            <text:p><text:span text:style-name="T1">W1:</text:span></text:p>
          </draw:text-box>
        </draw:frame>
        <draw:custom-shape draw:style-name="gr3" draw:text-style-name="P1" draw:layer="layout" svg:width="0.481cm" svg:height="0.481cm" svg:x="1.511cm" svg:y="7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81cm" svg:height="0.481cm" svg:x="1.993cm" svg:y="7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.741cm" svg:y1="7.285cm" svg:x2="1.741cm" svg:y2="8.499cm">
          <text:p/>
        </draw:line>
        <draw:custom-shape draw:style-name="gr5" draw:text-style-name="P1" draw:layer="layout" svg:width="1.927cm" svg:height="0.838cm" svg:x="4.153cm" svg:y="4.15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985cm" svg:height="0.489cm" svg:x="3.49cm" svg:y="4.278cm">
          <draw:text-box>
            <text:p><text:span text:style-name="T2">E1</text:span></text:p>
          </draw:text-box>
        </draw:frame>
        <draw:line draw:style-name="gr7" draw:text-style-name="P3" draw:layer="layout" svg:x1="5.117cm" svg:y1="4.186cm" svg:x2="5.117cm" svg:y2="3.222cm">
          <text:p/>
        </draw:line>
        <draw:frame draw:style-name="gr8" draw:text-style-name="P4" draw:layer="layout" svg:width="2.54cm" svg:height="0.769cm" svg:x="3.975cm" svg:y="4.313cm">
          <draw:text-box>
            <text:p><text:span text:style-name="T2">initial_amount: 100</text:span></text:p>
          </draw:text-box>
        </draw:frame>
        <draw:frame draw:style-name="gr9" draw:text-style-name="P4" draw:layer="layout" svg:width="2.587cm" svg:height="1.464cm" svg:x="0.9cm" svg:y="8.473cm">
          <draw:text-box>
            <text:p><text:span text:style-name="T2">Parameters: amount</text:span></text:p>
            <text:p><text:span text:style-name="T2">Body: ...</text:span></text:p>
          </draw:text-box>
        </draw:frame>
        <draw:custom-shape draw:style-name="gr5" draw:text-style-name="P1" draw:layer="layout" svg:width="1.927cm" svg:height="0.838cm" svg:x="4.153cm" svg:y="5.977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985cm" svg:height="0.489cm" svg:x="3.49cm" svg:y="6.096cm">
          <draw:text-box>
            <text:p><text:span text:style-name="T2">E2</text:span></text:p>
          </draw:text-box>
        </draw:frame>
        <draw:line draw:style-name="gr7" draw:text-style-name="P3" draw:layer="layout" svg:x1="5.117cm" svg:y1="6.004cm" svg:x2="5.117cm" svg:y2="5.04cm">
          <text:p/>
        </draw:line>
        <draw:frame draw:style-name="gr8" draw:text-style-name="P4" draw:layer="layout" svg:width="1.853cm" svg:height="0.769cm" svg:x="4.227cm" svg:y="6.131cm">
          <draw:text-box>
            <text:p><text:span text:style-name="T2">balance: 100</text:span></text:p>
          </draw:text-box>
        </draw:frame>
        <draw:line draw:style-name="gr7" draw:text-style-name="P3" draw:layer="layout" svg:x1="5.117cm" svg:y1="7.35cm" svg:x2="5.117cm" svg:y2="6.841cm">
          <text:p/>
        </draw:line>
        <draw:line draw:style-name="gr10" draw:text-style-name="P3" draw:layer="layout" svg:x1="2.27cm" svg:y1="7.35cm" svg:x2="5.127cm" svg:y2="7.35cm">
          <text:p/>
        </draw:line>
        <draw:line draw:style-name="gr7" draw:text-style-name="P3" draw:layer="layout" svg:x1="2.017cm" svg:y1="2.905cm" svg:x2="2.017cm" svg:y2="7.032cm">
          <text:p/>
        </draw:line>
        <draw:custom-shape draw:style-name="gr3" draw:text-style-name="P1" draw:layer="layout" svg:width="0.481cm" svg:height="0.481cm" svg:x="7.543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81cm" svg:height="0.481cm" svg:x="8.025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7.773cm" svg:y1="5.098cm" svg:x2="7.773cm" svg:y2="6.312cm">
          <text:p/>
        </draw:line>
        <draw:frame draw:style-name="gr9" draw:text-style-name="P4" draw:layer="layout" svg:width="2.587cm" svg:height="1.464cm" svg:x="7.032cm" svg:y="6.386cm">
          <draw:text-box>
            <text:p><text:span text:style-name="T2">Parameters: balance</text:span></text:p>
            <text:p><text:span text:style-name="T2">Body: ...</text:span></text:p>
          </draw:text-box>
        </draw:frame>
        <draw:line draw:style-name="gr7" draw:text-style-name="P3" draw:layer="layout" svg:x1="8.302cm" svg:y1="4.492cm" svg:x2="6.08cm" svg:y2="4.492cm">
          <text:p/>
        </draw:line>
        <draw:line draw:style-name="gr10" draw:text-style-name="P3" draw:layer="layout" svg:x1="8.302cm" svg:y1="5.127cm" svg:x2="8.302cm" svg:y2="4.49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12-28T01:54:34.352051453</dc:date>
    <meta:editing-duration>PT52M52S</meta:editing-duration>
    <meta:editing-cycles>11</meta:editing-cycles>
    <meta:generator>LibreOffice/7.4.7.2$Linux_X86_64 LibreOffice_project/40$Build-2</meta:generator>
    <meta:document-statistic meta:object-count="23"/>
  </office:meta>
</office:document-meta>
</file>